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9271in" fo:margin-left="0in" fo:margin-right="-0.0021in" table:align="margins"/>
    </style:style>
    <style:style style:name="Tabela1.A" style:family="table-column">
      <style:table-column-properties style:column-width="1.8021in" style:rel-column-width="2595*"/>
    </style:style>
    <style:style style:name="Tabela1.B" style:family="table-column">
      <style:table-column-properties style:column-width="5.125in" style:rel-column-width="7380*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B1" style:family="table-cell">
      <style:table-cell-properties fo:padding="0.0382in" fo:border="0.0007in solid #000000"/>
    </style:style>
    <style:style style:name="Tabela1.A2" style:family="table-cell">
      <style:table-cell-properties fo:padding="0.0382in" fo:border-left="0.0007in solid #000000" fo:border-right="none" fo:border-top="none" fo:border-bottom="0.0007in solid #000000"/>
    </style:style>
    <style:style style:name="Tabela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1.4" style:family="table-row">
      <style:table-row-properties style:min-row-height="0.2354in"/>
    </style:style>
    <style:style style:name="Tabela1.10" style:family="table-row">
      <style:table-row-properties style:min-row-height="0.6313in"/>
    </style:style>
    <style:style style:name="Tabela1.11" style:family="table-row">
      <style:table-row-properties style:min-row-height="0.8417in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Przypadek użycia:</text:p>
          </table:table-cell>
          <table:table-cell table:style-name="Tabela1.B1" office:value-type="string">
            <text:p text:style-name="P1">UC2_Rejestracja</text:p>
          </table:table-cell>
        </table:table-row>
        <table:table-row>
          <table:table-cell table:style-name="Tabela1.A2" office:value-type="string">
            <text:p text:style-name="Table_20_Contents">Aktorzy:</text:p>
          </table:table-cell>
          <table:table-cell table:style-name="Tabela1.B2" office:value-type="string">
            <text:p text:style-name="Table_20_Contents">Użytkownik</text:p>
          </table:table-cell>
        </table:table-row>
        <table:table-row>
          <table:table-cell table:style-name="Tabela1.A2" office:value-type="string">
            <text:p text:style-name="Table_20_Contents">Opis:</text:p>
          </table:table-cell>
          <table:table-cell table:style-name="Tabela1.B2" office:value-type="string">
            <text:p text:style-name="Table_20_Contents">Użytkownik chce zarejestrować się w systemie. Użytkownik musi poprawnie wypełnić formularz rejestracji.</text:p>
          </table:table-cell>
        </table:table-row>
        <table:table-row table:style-name="Tabela1.4">
          <table:table-cell table:style-name="Tabela1.A2" office:value-type="string">
            <text:p text:style-name="Table_20_Contents">Warunki wstępne:</text:p>
          </table:table-cell>
          <table:table-cell table:style-name="Tabela1.B2" office:value-type="string">
            <text:p text:style-name="Table_20_Contents">Użytkownik nie posiada konta w systemie.</text:p>
            <text:p text:style-name="Table_20_Contents">Użytkownik nie jest zalogowany.</text:p>
          </table:table-cell>
        </table:table-row>
        <table:table-row>
          <table:table-cell table:style-name="Tabela1.A2" office:value-type="string">
            <text:p text:style-name="Table_20_Contents">Wyzwalacz:</text:p>
          </table:table-cell>
          <table:table-cell table:style-name="Tabela1.B2" office:value-type="string">
            <text:p text:style-name="Table_20_Contents">Użytkownik wybiera opcję "Nie masz konta? Zarejestruj się." z ekranu logowania.</text:p>
          </table:table-cell>
        </table:table-row>
        <table:table-row>
          <table:table-cell table:style-name="Tabela1.A2" office:value-type="string">
            <text:p text:style-name="Table_20_Contents">Warunki końcowe dla sukcesu: </text:p>
          </table:table-cell>
          <table:table-cell table:style-name="Tabela1.B2" office:value-type="string">
            <text:p text:style-name="Table_20_Contents">Storzenie nowego konta użytkownika w systemie.</text:p>
          </table:table-cell>
        </table:table-row>
        <table:table-row>
          <table:table-cell table:style-name="Tabela1.A2" office:value-type="string">
            <text:p text:style-name="Table_20_Contents">Warunki końcowe dla niepowodzenia:</text:p>
          </table:table-cell>
          <table:table-cell table:style-name="Tabela1.B2" office:value-type="string">
            <text:p text:style-name="Table_20_Contents">Brak zmian. System wyświetla informację o błędzie.</text:p>
          </table:table-cell>
        </table:table-row>
        <table:table-row>
          <table:table-cell table:style-name="Tabela1.A2" office:value-type="string">
            <text:p text:style-name="Table_20_Contents">Scenariusz główny:</text:p>
          </table:table-cell>
          <table:table-cell table:style-name="Tabela1.B2" office:value-type="string">
            <text:p text:style-name="Table_20_Contents">1.System wyświetla ekran rejestracji.</text:p>
            <text:p text:style-name="Table_20_Contents">2.Użytkownik wypełnia formularz rejestracji.</text:p>
            <text:p text:style-name="Table_20_Contents">3.Użytkownik zaznacza opcję "Oświadczam, że zapoznałem się z regulamienem".</text:p>
            <text:p text:style-name="Table_20_Contents">4.Użytkownik Klika przycisk "Zatwierdź".</text:p>
            <text:p text:style-name="Table_20_Contents">5.System sprawdza, czy użytkownik zaakceptował regulamin.</text:p>
            <text:p text:style-name="Table_20_Contents">6.System sprawdza, czy email istnieje lub istniał w bazie danych.</text:p>
            <text:p text:style-name="Table_20_Contents">7.System weryfikuje dane. Weryfikacja przebiega pozytywnie.</text:p>
            <text:p text:style-name="Table_20_Contents">8.System tworzy konto użytkownika i wyświetla informację o pomyślnym utworzeniu konta.</text:p>
          </table:table-cell>
        </table:table-row>
        <table:table-row>
          <table:table-cell table:style-name="Tabela1.A2" office:value-type="string">
            <text:p text:style-name="Table_20_Contents">Scenariusz alternatywny:</text:p>
          </table:table-cell>
          <table:table-cell table:style-name="Tabela1.B2" office:value-type="string">
            <text:p text:style-name="Table_20_Contents">3.a.1 Użytkownik klika odnośnik "regulamin" wyróżniony pogrubioną czcionką.</text:p>
            <text:p text:style-name="Table_20_Contents">3.a.2 System wyświetla regulamin.</text:p>
            <text:p text:style-name="Table_20_Contents">3.a.3 Użytkownik klika przycisk "Powróć do rejestracji."</text:p>
            <text:p text:style-name="Table_20_Contents">3.a.4 Przejście do punktu 2.</text:p>
          </table:table-cell>
        </table:table-row>
        <table:table-row table:style-name="Tabela1.10">
          <table:table-cell table:style-name="Tabela1.A2" office:value-type="string">
            <text:p text:style-name="Table_20_Contents">Scenariusz wyjątku:</text:p>
          </table:table-cell>
          <table:table-cell table:style-name="Tabela1.B2" office:value-type="string">
            <text:p text:style-name="Table_20_Contents">5.w.1 System wykrywa, że Użytkownik nie zaakceptował regulaminu.</text:p>
            <text:p text:style-name="Table_20_Contents">5.w.2 System wyświtla informację o konieczności akceptacji regulaminu. Przejście do punktu 1.</text:p>
          </table:table-cell>
        </table:table-row>
        <table:table-row table:style-name="Tabela1.11">
          <table:table-cell table:style-name="Tabela1.A2" office:value-type="string">
            <text:p text:style-name="Table_20_Contents">Scenariusz wyjątku:</text:p>
          </table:table-cell>
          <table:table-cell table:style-name="Tabela1.B2" office:value-type="string">
            <text:p text:style-name="Table_20_Contents">6.w.1 System wykrywa, że podany adres email istnieje lub istniał w systemie.</text:p>
            <text:p text:style-name="Table_20_Contents">6.w.2 System wyświtla informację o konieczności podania unikatowago adresu email. Przejście do punktu 1.</text:p>
          </table:table-cell>
        </table:table-row>
        <table:table-row table:style-name="Tabela1.11">
          <table:table-cell table:style-name="Tabela1.A2" office:value-type="string">
            <text:p text:style-name="Table_20_Contents">Scenariusz wyjątku:</text:p>
          </table:table-cell>
          <table:table-cell table:style-name="Tabela1.B2" office:value-type="string">
            <text:p text:style-name="Table_20_Contents">7.w.1 System wykrywa, że podany przez Użytkownika login istnieje w bazie danych.</text:p>
            <text:p text:style-name="Table_20_Contents">7.w.2 System wyświtla informację o konieczności podania unikatowago loginu. Przejście do punktu 1.</text:p>
          </table:table-cell>
        </table:table-row>
        <table:table-row table:style-name="Tabela1.11">
          <table:table-cell table:style-name="Tabela1.A2" office:value-type="string">
            <text:p text:style-name="Table_20_Contents">Scenariusz wyjątku:</text:p>
          </table:table-cell>
          <table:table-cell table:style-name="Tabela1.B2" office:value-type="string">
            <text:p text:style-name="Table_20_Contents">7.w2.1 System wykrywa, że dane podane w polach Hasło i Powtórz Hasło sąr óżne.</text:p>
            <text:p text:style-name="Table_20_Contents">7.w2.2 System wyświtla informację o konieczności podania haseł, które są takie same. Przejście do punktu 1.</text:p>
          </table:table-cell>
        </table:table-row>
        <text:soft-page-break/>
        <table:table-row table:style-name="Tabela1.11">
          <table:table-cell table:style-name="Tabela1.A2" office:value-type="string">
            <text:p text:style-name="Table_20_Contents">Scenariusz wyjątku:</text:p>
          </table:table-cell>
          <table:table-cell table:style-name="Tabela1.B2" office:value-type="string">
            <text:p text:style-name="Table_20_Contents">7.w3.1 System wykrywa, że podane przez użytkownika hasło nie jest bezpieczne.</text:p>
            <text:p text:style-name="Table_20_Contents">7.w3.2 System wyświtla informację o konieczności podania hasła, które posiada co najmniej 8 znaków, w tym co najmniej jedną wielką literę, </text:p>
            <text:p text:style-name="Table_20_Contents">co najmniej dwie cyfry oraz co najmniej jeden znak specjalny. Przejście do punktu 1.</text:p>
          </table:table-cell>
        </table:table-row>
        <table:table-row table:style-name="Tabela1.11">
          <table:table-cell table:style-name="Tabela1.A2" office:value-type="string">
            <text:p text:style-name="Table_20_Contents">Scenariusz wyjątku:</text:p>
          </table:table-cell>
          <table:table-cell table:style-name="Tabela1.B2" office:value-type="string">
            <text:p text:style-name="Table_20_Contents">7.w4.1 System wykrywa, że adres email nie jest prawidłowy.</text:p>
            <text:p text:style-name="Table_20_Contents">7.w4.2 System wyświtla informację o konieczności podania prawidłoego adresu email. Przejście do punktu 1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7T03:37:37.32</meta:creation-date>
    <dc:date>2019-11-17T09:26:34.12</dc:date>
    <meta:editing-duration>PT5H28M59S</meta:editing-duration>
    <meta:editing-cycles>4</meta:editing-cycles>
    <meta:generator>OpenOffice/4.1.7$Win32 OpenOffice.org_project/417m1$Build-9800</meta:generator>
    <meta:document-statistic meta:table-count="1" meta:image-count="0" meta:object-count="0" meta:page-count="2" meta:paragraph-count="48" meta:word-count="327" meta:character-count="2467"/>
  </office:meta>
</office:document-meta>
</file>